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color="#ff0000" fo:font-weight="normal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ff0000" fo:font-weight="bold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ff0000" fo:font-weight="bold" fo:background-color="transparent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fo:font-weight="normal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weight="bold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fo:color="#ff0000" fo:font-weight="bold" style:font-weight-asian="bold" style:font-weight-complex="bold"/>
    </style:style>
    <style:style style:name="P14" style:family="paragraph" style:parent-style-name="Standard">
      <style:paragraph-properties fo:line-height="150%"/>
      <style:text-properties fo:color="#ff0000" fo:font-weight="bold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ff0000" fo:font-weight="bold" style:font-weight-asian="bold" style:font-weight-complex="bold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fo:font-weight="bold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ff0000"/>
    </style:style>
    <style:style style:name="T7" style:family="text">
      <style:text-properties fo:color="#ff0000" fo:background-color="transparen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size-asian="14pt"/>
    </style:style>
    <style:style style:name="T10" style:family="text">
      <style:text-properties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&gt; mult.reg&lt;-lm(read~ankd+isei+migr+geschl)</text:p>
      <text:p text:style-name="P13">&gt; summary(mult.reg)</text:p>
      <text:p text:style-name="Standard"/>
      <text:p text:style-name="Standard">Call:</text:p>
      <text:p text:style-name="Standard">lm(formula = read ~ ankd + isei + migr + geschl)</text:p>
      <text:p text:style-name="Standard"/>
      <text:p text:style-name="Standard">Residuals:</text:p>
      <text:p text:style-name="Standard"><text:s text:c="5"/>Min <text:s text:c="6"/>1Q <text:s text:c="2"/>Median <text:s text:c="6"/>3Q <text:s text:c="5"/>Max </text:p>
      <text:p text:style-name="Standard">-307.352 <text:s/>-59.457 <text:s text:c="3"/>4.144 <text:s text:c="2"/>62.032 <text:s/>290.966 </text:p>
      <text:p text:style-name="Standard"/>
      <text:p text:style-name="Standard">Coefficients:</text:p>
      <text:p text:style-name="P1"><text:s text:c="17"/>Estimate <text:s text:c="9"/>Std. Error <text:s text:c="6"/>t value <text:s text:c="12"/>Pr(&gt;|t|) <text:s text:c="3"/></text:p>
      <text:p text:style-name="P1">(Intercept) 388.29247 <text:s text:c="3"/>6.54016 <text:s text:c="9"/>59.370 <text:s text:c="6"/>&lt; 0.0000000000000002 ***</text:p>
      <text:p text:style-name="P1">ankd <text:s text:c="7"/>-18.64291 <text:s text:c="6"/>2.27293 <text:s text:c="9"/>-8.202 <text:s text:c="8"/>0.000000000000000298 ***</text:p>
      <text:p text:style-name="P1">isei <text:s text:c="11"/>2.11255 <text:s text:c="8"/>0.08067 <text:s text:c="9"/>26.186 <text:s text:c="6"/>&lt; 0.0000000000000002 ***</text:p>
      <text:p text:style-name="P1">migr <text:s text:c="8"/>-6.98676 <text:s text:c="8"/>2.84401 <text:s text:c="8"/>-2.457 <text:s text:c="14"/>0.0141 * <text:s/></text:p>
      <text:p text:style-name="P1">geschl <text:s text:c="6"/>29.01401 <text:s text:c="7"/>2.48337 <text:s text:c="9"/>11.683 <text:s text:c="7"/>&lt; 0.0000000000000002 ***</text:p>
      <text:p text:style-name="P1">---</text:p>
      <text:p text:style-name="P1">Signif. codes: <text:s/>0 ‘***’ 0.001 ‘**’ 0.01 ‘*’ 0.05 ‘.’ 0.1 ‘ ’ 1 </text:p>
      <text:p text:style-name="P1"/>
      <text:p text:style-name="P1">Residual standard error: 87.76 on 4995 degrees of freedom</text:p>
      <text:p text:style-name="P1">Multiple R-squared: 0.1789, <text:s text:c="4"/>Adjusted R-squared: 0.1783 </text:p>
      <text:p text:style-name="P1">F-statistic: 272.2 on 4 and 4995 DF, <text:s/>p-value: &lt; 0.00000000000000022 </text:p>
      <text:p text:style-name="Standard"/>
      <text:p text:style-name="P13">&gt; mult.reg1&lt;-lm(math~ankd+isei+migr+geschl)</text:p>
      <text:p text:style-name="P13">&gt; summary(mult.reg1)</text:p>
      <text:p text:style-name="Standard"/>
      <text:p text:style-name="Standard">Call:</text:p>
      <text:p text:style-name="Standard">lm(formula = math ~ ankd + isei + migr + geschl)</text:p>
      <text:p text:style-name="Standard"/>
      <text:p text:style-name="Standard">Residuals:</text:p>
      <text:p text:style-name="Standard"><text:s text:c="4"/>Min <text:s text:c="5"/>1Q <text:s/>Median <text:s text:c="5"/>3Q <text:s text:c="4"/>Max </text:p>
      <text:p text:style-name="Standard">-316.90 <text:s/>-56.48 <text:s text:c="3"/>2.77 <text:s text:c="2"/>59.13 <text:s/>307.80 </text:p>
      <text:p text:style-name="Standard"/>
      <text:p text:style-name="Standard">Coefficients:</text:p>
      <text:p text:style-name="Standard"><text:s text:c="13"/>Estimate <text:s text:c="11"/>Std. Error <text:s text:c="2"/>t value <text:s text:c="12"/>Pr(&gt;|t|) <text:s text:c="3"/></text:p>
      <text:p text:style-name="Standard">(Intercept) 475.24658 <text:s text:c="3"/>6.43190 <text:s text:c="4"/>73.889 <text:s text:c="3"/>&lt; 0.0000000000000002 ***</text:p>
      <text:p text:style-name="Standard">ankd <text:s text:c="7"/>-16.25712 <text:s text:c="6"/>2.23531 <text:s text:c="3"/>-7.273 <text:s text:c="8"/>0.00000000000040650 ***</text:p>
      <text:p text:style-name="Standard">isei <text:s text:c="9"/>1.85022 <text:s text:c="9"/>0.07934 <text:s text:c="4"/>23.320 <text:s text:c="4"/>&lt; 0.0000000000000002 ***</text:p>
      <text:p text:style-name="Standard">migr <text:s text:c="8"/>-8.90431 <text:s text:c="7"/>2.79693 <text:s text:c="4"/>-3.184 <text:s text:c="13"/>0.00146 ** </text:p>
      <text:p text:style-name="Standard">geschl <text:s text:c="5"/>-19.20383 <text:s text:c="5"/>2.44226 <text:s text:c="4"/>-7.863 <text:s text:c="8"/>0.00000000000000456 ***</text:p>
      <text:p text:style-name="Standard">---</text:p>
      <text:p text:style-name="Standard">Signif. codes: <text:s/>0 ‘***’ 0.001 ‘**’ 0.01 ‘*’ 0.05 ‘.’ 0.1 ‘ ’ 1 </text:p>
      <text:p text:style-name="Standard">Residual standard error: 86.31 on 4995 degrees of freedom</text:p>
      <text:p text:style-name="Standard">Multiple R-squared: 0.1454, <text:s text:c="4"/>Adjusted R-squared: 0.1447 </text:p>
      <text:p text:style-name="Standard">F-statistic: 212.4 on 4 and 4995 DF, <text:s/>p-value: &lt; 0.00000000000000022 </text:p>
      <text:p text:style-name="P13"><text:soft-page-break/>&gt; cor(math,read)</text:p>
      <text:p text:style-name="Standard">[1] 0.7602823</text:p>
      <text:p text:style-name="Standard"/>
      <text:p text:style-name="Standard"/>
      <text:p text:style-name="P2">Frauen Mittelwert</text:p>
      <text:p text:style-name="P13">&gt; mean(math)</text:p>
      <text:p text:style-name="Standard">[1] 498.0149</text:p>
      <text:p text:style-name="P13">&gt; mean(read)</text:p>
      <text:p text:style-name="Standard">[1] 519.8809</text:p>
      <text:p text:style-name="Standard"/>
      <text:p text:style-name="P2">Männer Mittelwerte</text:p>
      <text:p text:style-name="P13">&gt; mean(math)</text:p>
      <text:p text:style-name="Standard">[1] 517.323</text:p>
      <text:p text:style-name="P13">&gt; mean(read)</text:p>
      <text:p text:style-name="Standard">[1] 491.0079</text:p>
      <text:p text:style-name="Standard"/>
      <text:p text:style-name="P5">Überprüfung der Varianzhomogenität</text:p>
      <text:p text:style-name="P2"/>
      <text:p text:style-name="P13">&gt; levene.test(read,geschl)</text:p>
      <text:p text:style-name="Standard">Levene's Test for Homogeneity of Variance (center = median)</text:p>
      <text:p text:style-name="Standard"><text:s text:c="11"/>Df <text:s text:c="5"/>F value <text:s text:c="6"/>Pr(&gt;F) <text:s/></text:p>
      <text:p text:style-name="Standard">group <text:s text:c="3"/>1 <text:s text:c="3"/>2.7574 <text:s text:c="5"/>0.09687 .</text:p>
      <text:p text:style-name="Standard"><text:s text:c="6"/>4998 <text:s text:c="17"/></text:p>
      <text:p text:style-name="Standard">---</text:p>
      <text:p text:style-name="Standard">Signif. codes: <text:s/>0 ‘***’ 0.001 ‘**’ 0.01 ‘*’ 0.05 ‘.’ 0.1 ‘ ’ 1 </text:p>
      <text:p text:style-name="Standard"/>
      <text:p text:style-name="Standard">F(1,4998)=2,7574, p=.09687-&gt;nicht signifikant</text:p>
      <text:p text:style-name="Standard"/>
      <text:p text:style-name="P13">&gt; levene.test(math,geschl)</text:p>
      <text:p text:style-name="Standard">Levene's Test for Homogeneity of Variance (center = median)</text:p>
      <text:p text:style-name="Standard"><text:s text:c="13"/>Df <text:s/>F value <text:s text:c="3"/>Pr(&gt;F)</text:p>
      <text:p text:style-name="Standard">group <text:s text:c="3"/>1 <text:s text:c="3"/>0.3004 <text:s text:c="4"/>0.5837</text:p>
      <text:p text:style-name="Standard"><text:s text:c="6"/>4998 <text:s text:c="14"/></text:p>
      <text:p text:style-name="Standard">F(1,4998)=0,3004, p=.5837-&gt;nicht signifikant</text:p>
      <text:p text:style-name="Standard"/>
      <text:p text:style-name="Standard"/>
      <text:p text:style-name="Standard"><text:span text:style-name="T3">T-test für unabhängige Stichproben</text:span></text:p>
      <text:p text:style-name="P2"/>
      <text:p text:style-name="P13">&gt; t.test(read~geschl,var.equal=TRUE)</text:p>
      <text:p text:style-name="Standard"/>
      <text:p text:style-name="Standard"><text:s text:c="8"/>Two Sample t-test</text:p>
      <text:p text:style-name="Standard"/>
      <text:p text:style-name="P1">data: <text:s/>read by geschl </text:p>
      <text:p text:style-name="P3">t = -10.6618, df = 4998, p-value &lt; 2.2e-16</text:p>
      <text:p text:style-name="P1">alternative hypothesis: true difference in means is not equal to 0 </text:p>
      <text:p text:style-name="P1">95 percent confidence interval:</text:p>
      <text:p text:style-name="P1"><text:s/>-34.18199 -23.56396 </text:p>
      <text:p text:style-name="P1">sample estimates:</text:p>
      <text:p text:style-name="P3">mean in group 1 <text:s text:c="4"/>mean in group 2 </text:p>
      <text:p text:style-name="P3"><text:soft-page-break/><text:s text:c="7"/>491.0079 <text:s text:c="9"/>519.8809 </text:p>
      <text:p text:style-name="P17">Der Test ist signifikant. T(4998)= -10.6618, p-value &lt; 2.2e-16</text:p>
      <text:p text:style-name="P4"/>
      <text:p text:style-name="P14">&gt; t.test(math~geschl,var.equal=TRUE)</text:p>
      <text:p text:style-name="P1"><text:s text:c="8"/>Two Sample t-test</text:p>
      <text:p text:style-name="P1">data: <text:s/>math by geschl </text:p>
      <text:p text:style-name="P3">t = 7.3533, df = 4998, p-value = 2.248e-13</text:p>
      <text:p text:style-name="P1">alternative hypothesis: true difference in means is not equal to 0 </text:p>
      <text:p text:style-name="P1">95 percent confidence interval:</text:p>
      <text:p text:style-name="P1"><text:s/>14.16036 <text:s text:c="2"/>24.45568 </text:p>
      <text:p text:style-name="P1">sample estimates:</text:p>
      <text:p text:style-name="P3">mean in group <text:s text:c="6"/>1 mean in group 2 </text:p>
      <text:p text:style-name="P3"><text:s text:c="7"/>517.3230 <text:s text:c="12"/>498.0149 </text:p>
      <text:p text:style-name="P17">Der Test ist signifikant. T(4998)=7.3533, p-value = 2.248e-13</text:p>
      <text:p text:style-name="P4"/>
      <text:p text:style-name="P4"><text:span text:style-name="T4">Einfaktoriele Varianzanalyse ohne Messwiederholung</text:span></text:p>
      <text:p text:style-name="P9">Test auf Varianzhomogenität:</text:p>
      <text:p text:style-name="P7">&gt; round(tapply(read,ankd,var,na.rm=TRUE),2)</text:p>
      <text:p text:style-name="P9"><text:s text:c="7"/>1 <text:s text:c="15"/>2 <text:s text:c="14"/>3 <text:s text:c="13"/>4 <text:s text:c="17"/>5 </text:p>
      <text:p text:style-name="P9"><text:s/>8931.78 <text:s text:c="3"/>10342.44 <text:s text:c="3"/>8612.12 <text:s text:c="3"/>9482.27 <text:s text:c="4"/>8790.30 </text:p>
      <text:p text:style-name="P7">&gt; fligner.test(read~ankd)</text:p>
      <text:p text:style-name="P9"><text:s text:c="8"/>Fligner-Killeen test of homogeneity of variances</text:p>
      <text:p text:style-name="P9">data: <text:s/>read by ankd </text:p>
      <text:p text:style-name="P9">Fligner-Killeen:med chi-squared = 1.272, df = 4, <text:span text:style-name="T1">p-value = 0.8661-&gt;nicht signifikant!</text:span></text:p>
      <text:p text:style-name="P7">&gt; fligner.test(math~ankd)</text:p>
      <text:p text:style-name="P9"><text:span text:style-name="T1"><text:s text:c="7"/></text:span>Fligner-Killeen test of homogeneity of variances</text:p>
      <text:p text:style-name="P9">data: <text:s/>math by ankd </text:p>
      <text:p text:style-name="P9">Fligner-Killeen:med chi-squared = 2.8982, df = 4,<text:span text:style-name="T1"> p-value = 0.575-&gt; nicht signifikant! </text:span></text:p>
      <text:p text:style-name="P9">Es liegt Varianzhomogenität vor.</text:p>
      <text:p text:style-name="P9">Es wird UV in Faktor umgewandelt.</text:p>
      <text:p text:style-name="P7">&gt; pisa$ankd.faktor&lt;-factor(pisa$ankd)</text:p>
      <text:p text:style-name="P7">&gt; anova.1&lt;-aov(read~pisa$ankd.faktor)</text:p>
      <text:p text:style-name="P7">&gt; model.tables(anova.1,"means")</text:p>
      <text:p text:style-name="P10">Tables of means</text:p>
      <text:p text:style-name="P10">Grand mean</text:p>
      <text:p text:style-name="P10"><text:soft-page-break/><text:s text:c="9"/><text:span text:style-name="T1">505.3924 --</text:span>&gt; Mittelwert über alle Gruppen hinweg.</text:p>
      <text:p text:style-name="P10">pisa$ankd.faktor </text:p>
      <text:p text:style-name="P10"><text:s text:c="9"/>1 <text:s text:c="9"/>2 <text:s text:c="11"/>3 <text:s text:c="9"/>4 <text:s text:c="8"/>5</text:p>
      <text:p text:style-name="P10"><text:s text:c="7"/><text:span text:style-name="T1">510.6 <text:s text:c="3"/>443.8 <text:s text:c="3"/>478.9 <text:s text:c="2"/>416.9 <text:s text:c="2"/>396.5-</text:span>--&gt; Gruppenmittelwert</text:p>
      <text:p text:style-name="P10">rep 4641.0 <text:s text:c="3"/>73.0 <text:s text:c="4"/>112.0 <text:s text:c="2"/>103.0 <text:s text:c="3"/>71.0--&gt; Stichprobengröße</text:p>
      <text:p text:style-name="P10"/>
      <text:p text:style-name="P7">&gt; summary(anova.1)</text:p>
      <text:p text:style-name="P10"><text:s text:c="29"/>Df <text:s text:c="5"/>Sum Sq <text:s text:c="3"/>Mean Sq <text:s text:c="3"/>F value <text:s text:c="3"/>Pr(&gt;F) <text:s text:c="3"/></text:p>
      <text:p text:style-name="P10">pisa$ankd.faktor <text:s text:c="3"/>4 <text:s text:c="5"/>2131974 <text:s text:c="5"/>532993 <text:s text:c="2"/>59.52 <text:s text:c="5"/>&lt;2e-16 ***</text:p>
      <text:p text:style-name="P10">Residuals <text:s text:c="11"/>4995 <text:s text:c="2"/>44726592 <text:s text:c="3"/>8954 <text:s text:c="18"/></text:p>
      <text:p text:style-name="P10">---</text:p>
      <text:p text:style-name="P10">Signif. codes: <text:s/>0 ‘***’ 0.001 ‘**’ 0.01 ‘*’ 0.05 ‘.’ 0.1 ‘ ’ 1 </text:p>
      <text:p text:style-name="P10">Der F Test (4, 4995)=59.52 , p=.&lt;2e-16 *** ist signifikant. </text:p>
      <text:p text:style-name="P7">&gt; pairwise.t.test(read,ankd,p.adj="bonferroni",</text:p>
      <text:p text:style-name="P7">+ pool.sd=FALSE)</text:p>
      <text:p text:style-name="P10">Pairwise comparisons using t tests with non-pooled SD </text:p>
      <text:p text:style-name="P10">data: <text:s/><text:span text:style-name="T1">read and ankd </text:span></text:p>
      <text:p text:style-name="P10"><text:s text:c="3"/>1 <text:s text:c="6"/>2 <text:s text:c="5"/>3 <text:s text:c="6"/>4 <text:s text:c="4"/></text:p>
      <text:p text:style-name="P10">2 3.8e-06 - <text:s text:c="5"/>- <text:s text:c="6"/>- <text:s text:c="4"/></text:p>
      <text:p text:style-name="P10">3 0.0052 <text:s/>0.1869 - <text:s text:c="6"/>- <text:s text:c="4"/></text:p>
      <text:p text:style-name="P10">4 3.0e-15 0.8054 3.4e-05 - <text:s text:c="4"/></text:p>
      <text:p text:style-name="P10">5 1.3e-14 0.0428 3.5e-07 1.0000</text:p>
      <text:p text:style-name="P10"/>
      <text:p text:style-name="P10">P value adjustment method: bonferroni </text:p>
      <text:p text:style-name="P9"/>
      <text:p text:style-name="P10">Test auf Varianzhomogenität:</text:p>
      <text:p text:style-name="P7">&gt; <text:s/>round(tapply(math,ankd,var,na.rm=TRUE),2)</text:p>
      <text:p text:style-name="P10"><text:s text:c="7"/>1 <text:s text:c="7"/>2 <text:s text:c="7"/>3 <text:s text:c="7"/>4 <text:s text:c="7"/>5 </text:p>
      <text:p text:style-name="P10"><text:s/>8321.57 <text:s/>9355.88 <text:s/>7706.84 <text:s/>8519.18 10985.76 </text:p>
      <text:p text:style-name="P7">&gt; fligner.test(read~ankd)</text:p>
      <text:p text:style-name="P10">Fligner-Killeen test of homogeneity of variances</text:p>
      <text:p text:style-name="P10">data: <text:s/>math by ankd </text:p>
      <text:p text:style-name="P10">Fligner-Killeen:med chi-squared = 2.8982, df = 4, <text:span text:style-name="T1">p-value = 0.575--&gt; nicht signifikant.</text:span></text:p>
      <text:p text:style-name="P7">&gt; fligner.test(read~ankd)</text:p>
      <text:p text:style-name="P9"><text:s text:c="8"/>Fligner-Killeen test of homogeneity of variances</text:p>
      <text:p text:style-name="P9"><text:soft-page-break/>data: <text:s/>read by ankd </text:p>
      <text:p text:style-name="P10">Fligner-Killeen:med chi-squared = 1.272, df = 4, <text:span text:style-name="T1">p-value = 0.8661-&gt;nicht signifikant!</text:span></text:p>
      <text:p text:style-name="P11">Es liegt Varianzhomogenität vor.</text:p>
      <text:p text:style-name="P7">&gt; anova.1&lt;-aov(math~pisa$ankd.faktor)</text:p>
      <text:p text:style-name="P7">&gt; model.tables(anova.1,"means")</text:p>
      <text:p text:style-name="P10">Tables of means</text:p>
      <text:p text:style-name="P10">Grand mean</text:p>
      <text:p text:style-name="P10"><text:s text:c="6"/><text:span text:style-name="T1"><text:s text:c="3"/>507.7037 </text:span></text:p>
      <text:p text:style-name="P10">pisa$ankd.faktor </text:p>
      <text:p text:style-name="P10"><text:s text:c="9"/>1 <text:s text:c="11"/>2 <text:s text:c="11"/>3 <text:s text:c="11"/>4 <text:s text:c="10"/>5</text:p>
      <text:p text:style-name="P10"><text:s text:c="6"/><text:span text:style-name="T1"><text:s/>512.4 <text:s text:c="5"/>448.8 <text:s text:c="4"/>488.1 <text:s text:c="3"/>424.8 <text:s text:c="5"/>411.8</text:span></text:p>
      <text:p text:style-name="P10">rep 4641.0 <text:s text:c="5"/>73.0 <text:s text:c="6"/>112.0 <text:s text:c="4"/>103.0 <text:s text:c="5"/>71.0</text:p>
      <text:p text:style-name="P10"/>
      <text:p text:style-name="P7">&gt; <text:s/>summary(anova.1)</text:p>
      <text:p text:style-name="P10"><text:s text:c="30"/>Df <text:s text:c="2"/>Sum Sq <text:s/>Mean Sq <text:s text:c="3"/>F value <text:s text:c="2"/>Pr(&gt;F) <text:s text:c="3"/></text:p>
      <text:p text:style-name="P10">pisa$ankd.faktor <text:s text:c="3"/>4 <text:s/>1760812 <text:s text:c="2"/>440203 <text:s text:c="6"/>52.63 <text:s text:c="5"/>&lt;2e-16 ***</text:p>
      <text:p text:style-name="P10">Residuals <text:s text:c="7"/>4995 <text:s text:c="2"/>41779115 <text:s text:c="3"/>8364 <text:s text:c="18"/></text:p>
      <text:p text:style-name="P10">---</text:p>
      <text:p text:style-name="P10">Signif. codes: <text:s/>0 ‘***’ 0.001 ‘**’ 0.01 ‘*’ 0.05 ‘.’ 0.1 ‘ ’ 1 </text:p>
      <text:p text:style-name="P7">&gt; pairwise.t.test(math,ankd,p.adj="bonferroni",</text:p>
      <text:p text:style-name="P7">+ pool.sd=FALSE)</text:p>
      <text:p text:style-name="P10">Pairwise comparisons using t tests with non-pooled SD </text:p>
      <text:p text:style-name="P10">data: <text:s/><text:span text:style-name="T1">math and ankd </text:span></text:p>
      <text:p text:style-name="P10"><text:s text:c="2"/>1 <text:s text:c="6"/>2 <text:s text:c="4"/>3 <text:s text:c="6"/>4 <text:s text:c="3"/></text:p>
      <text:p text:style-name="P10">2 3.7e-06 - <text:s text:c="4"/>- <text:s text:c="6"/>- <text:s text:c="3"/></text:p>
      <text:p text:style-name="P10">3 0.045 <text:s text:c="2"/>0.058 - <text:s text:c="6"/>- <text:s text:c="3"/></text:p>
      <text:p text:style-name="P10">4 6.0e-15 1.000 6.1e-06 - <text:s text:c="3"/></text:p>
      <text:p text:style-name="P10">5 1.3e-10 0.297 1.2e-05 1.000</text:p>
      <text:p text:style-name="P10">P value adjustment method: bonferroni </text:p>
      <text:p text:style-name="P11"><text:span text:style-name="T4"/></text:p>
      <text:p text:style-name="P11"><text:span text:style-name="T4">Varianzanalyse für Variable „migr“:</text:span></text:p>
      <text:p text:style-name="P7">&gt; round(tapply(read,migr,var,na.rm=TRUE),2)</text:p>
      <text:p text:style-name="P11"><text:s text:c="7"/>1 <text:s text:c="14"/>2 <text:s text:c="19"/>3 </text:p>
      <text:p text:style-name="P11"><text:s/>8907.60 <text:s text:c="5"/>9497.01 <text:s text:c="3"/>10404.29 </text:p>
      <text:p text:style-name="P7"><text:s/>&gt; fligner.test(read~migr) </text:p>
      <text:p text:style-name="P10"><text:soft-page-break/>Fligner-Killeen test of homogeneity of variances</text:p>
      <text:p text:style-name="P10">data: <text:s/>read by migr </text:p>
      <text:p text:style-name="P10">Fligner-Killeen:med chi-squared = 5.9024, df = 2, p-value = 0.05228</text:p>
      <text:p text:style-name="P10">Ergebniss ist signifikant (p=0.05). D.h. es liegt Varianzheterogenität vor.</text:p>
      <text:p text:style-name="P7">&gt; oneway.test(read~migr)</text:p>
      <text:p text:style-name="P10"><text:s text:c="8"/>One-way analysis of means (not assuming equal variances)</text:p>
      <text:p text:style-name="P10">data: <text:s/>read and migr </text:p>
      <text:p text:style-name="P10">F = 79.5035, num df = 2.000, denom df = 439.273, p-value &lt; 2.2e-16</text:p>
      <text:p text:style-name="P10">der Welch-Tast ist signifikant, F(2,439,273)=79.5035, p&lt;0.001. </text:p>
      <text:p text:style-name="P7">&gt; pairwise.t.test(read,migr,p.adj="bonferroni",</text:p>
      <text:p text:style-name="P7">+ pool.sd=FALSE)</text:p>
      <text:p text:style-name="P11"><text:s/><text:span text:style-name="T8">Pairwise comparisons using t tests with non-pooled SD </text:span></text:p>
      <text:p text:style-name="P11">data: <text:s/>read and migr </text:p>
      <text:p text:style-name="P11"><text:s text:c="3"/>1 <text:s text:c="49"/>2 <text:s text:c="16"/></text:p>
      <text:p text:style-name="P11">2 1 <text:s text:c="19"/>- <text:s text:c="16"/></text:p>
      <text:p text:style-name="P11">3 &lt; 0.0000000000000002 <text:s text:c="3"/>0.0000000000000047</text:p>
      <text:p text:style-name="P11"/>
      <text:p text:style-name="P10">P value adjustment method: bonferroni </text:p>
      <text:p text:style-name="P11"/>
      <text:p text:style-name="P11"><text:span text:style-name="T6">&gt;</text:span><text:span text:style-name="T7"> anova&lt;-aov(read~pisa$migr.faktor)</text:span></text:p>
      <text:p text:style-name="P7">&gt; model.tables(anova,"means")</text:p>
      <text:p text:style-name="P10">Tables of means</text:p>
      <text:p text:style-name="P10">Grand mean</text:p>
      <text:p text:style-name="P11">505.3924 </text:p>
      <text:p text:style-name="P7">pisa$migr.faktor </text:p>
      <text:p text:style-name="P11"><text:s text:c="9"/>1 <text:s text:c="8"/>2 <text:s text:c="11"/>3</text:p>
      <text:p text:style-name="P11"><text:s text:c="5"/>510.7 <text:s text:c="3"/>509.2 <text:s text:c="3"/>442.2</text:p>
      <text:p text:style-name="P11">rep 4378.0 243.0 379.0</text:p>
      <text:p text:style-name="P7"/>
      <text:p text:style-name="P7">&gt; <text:s/>round(tapply(math,migr,var,na.rm=TRUE),2)</text:p>
      <text:p text:style-name="P11"><text:s text:c="7"/>1 <text:s text:c="14"/>2 <text:s text:c="15"/>3 </text:p>
      <text:p text:style-name="P11"><text:s/>8251.28 <text:s text:c="4"/>8791.37 <text:s text:c="4"/>10221.04 </text:p>
      <text:p text:style-name="P7">&gt; fligner.test(math~migr)</text:p>
      <text:p text:style-name="P6"><text:span text:style-name="T1"><text:s/></text:span><text:span text:style-name="T5">Fligner-Killeen test of homogeneity of variances</text:span></text:p>
      <text:p text:style-name="P10">data: <text:s/>math by migr </text:p>
      <text:p text:style-name="P10"><text:soft-page-break/>Fligner-Killeen:med chi-squared = 8.2061, df = 2, p-value = 0.01652</text:p>
      <text:p text:style-name="P10">Ergebniss ist signifikant (p=0.01). D.h. es liegt Varianzheterogenität vor.</text:p>
      <text:p text:style-name="P7">&gt; <text:s/>oneway.test(math~migr)</text:p>
      <text:p text:style-name="P10">One-way analysis of means (not assuming equal variances)</text:p>
      <text:p text:style-name="P10">data: <text:s/>math and migr </text:p>
      <text:p text:style-name="P10">F = 71.1336, num df = 2.000, denom df = 438.142, p-value &lt;</text:p>
      <text:p text:style-name="P10">0.00000000000000022</text:p>
      <text:p text:style-name="P10">F = 71.1336, num df = 2.000, denom df = 438.142, p-value &lt; 0.00000000000000022</text:p>
      <text:p text:style-name="P10">der Welch-Tast ist signifikant, F(2,438,142)=71.1336, p&lt;0.00000000000000022. </text:p>
      <text:p text:style-name="P7">&gt; pairwise.t.test(math,migr,p.adj="bonferroni",</text:p>
      <text:p text:style-name="P7">+ pool.sd=FALSE)</text:p>
      <text:p text:style-name="P11"><text:s text:c="7"/><text:span text:style-name="T8"><text:s/>Pairwise comparisons using t tests with non-pooled SD </text:span></text:p>
      <text:p text:style-name="P11">data: <text:s/>math and migr </text:p>
      <text:p text:style-name="P11"/>
      <text:p text:style-name="P11"><text:s text:c="2"/>1 <text:s text:c="19"/>2 <text:s text:c="13"/></text:p>
      <text:p text:style-name="P11">2 0.89 <text:s text:c="16"/>- <text:s text:c="13"/></text:p>
      <text:p text:style-name="P11">3 &lt; 0.0000000000000002 0.0000000000043</text:p>
      <text:p text:style-name="P11">P value adjustment method: bonferroni </text:p>
      <text:p text:style-name="P11"/>
      <text:p text:style-name="P11"><text:span text:style-name="T6">&gt;</text:span><text:span text:style-name="T7"> anova&lt;-aov(math~pisa$migr.faktor)</text:span></text:p>
      <text:p text:style-name="P8">&gt; model.tables(anova,"means")</text:p>
      <text:p text:style-name="P10">Tables of means</text:p>
      <text:p text:style-name="P10">Grand mean</text:p>
      <text:p text:style-name="P11"><text:s text:c="3"/>507.7037 </text:p>
      <text:p text:style-name="P11"><text:s/>pisa$migr.faktor </text:p>
      <text:p text:style-name="P11"><text:s text:c="9"/>1 <text:s text:c="7"/>2 <text:s text:c="11"/>3</text:p>
      <text:p text:style-name="P11"><text:s text:c="5"/>512.9 <text:s text:c="3"/>506.4 <text:s text:c="3"/>448.8</text:p>
      <text:p text:style-name="P11">rep 4378.0 243.0 379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iryna karpyuk</meta:initial-creator>
    <meta:creation-date>2012-09-20T16:06:31</meta:creation-date>
    <dc:creator>iryna karpyuk</dc:creator>
    <dc:date>2012-10-14T21:07:08</dc:date>
    <meta:editing-cycles>8</meta:editing-cycles>
    <meta:editing-duration>P1DT1H13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231" meta:word-count="1136" meta:character-count="9015"/>
  </office:meta>
</office:document-meta>
</file>